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p demais! 🎯🚀<text:line-break/>Então vamos testar certinho. Aqui vai o <text:span text:style-name="Strong_20_Emphasis">Checklist de Teste</text:span> organizado por partes:</text:p>
      <text:p text:style-name="Horizontal_20_Line"/>
      <text:h text:style-name="Heading_20_1" text:outline-level="1">✅ <text:span text:style-name="Strong_20_Emphasis">Checklist de Teste - Sou Solidário (Área Admin - Minhas Campanhas)</text:span></text:h>
      <text:h text:style-name="Heading_20_2" text:outline-level="2">1. Cadastro da Empresa</text:h>
      <text:list text:style-name="L1">
        <text:list-item>
          <text:p text:style-name="P1">Acessar <text:span text:style-name="Source_20_Text">/cadastro-empresa</text:span></text:p>
        </text:list-item>
        <text:list-item>
          <text:p text:style-name="P1">Preencher os campos corretamente</text:p>
        </text:list-item>
        <text:list-item>
          <text:p text:style-name="P1">Confirmar que a empresa é cadastrada com sucesso</text:p>
        </text:list-item>
        <text:list-item>
          <text:p text:style-name="P1">Verificar se <text:span text:style-name="Strong_20_Emphasis">redireciona para </text:span><text:span text:style-name="Strong_20_Emphasis"><text:span text:style-name="Source_20_Text">/cadastro-campanha</text:span></text:span></text:p>
        </text:list-item>
      </text:list>
      <text:h text:style-name="Heading_20_2" text:outline-level="2">2. Cadastro de Campanha</text:h>
      <text:list text:style-name="L2">
        <text:list-item>
          <text:p text:style-name="P2">Preencher título, descrição, imagens, datas, horários e bairros</text:p>
        </text:list-item>
        <text:list-item>
          <text:p text:style-name="P2">Cadastrar a campanha</text:p>
        </text:list-item>
        <text:list-item>
          <text:p text:style-name="P2">Verificar se aparece mensagem de sucesso</text:p>
        </text:list-item>
        <text:list-item>
          <text:p text:style-name="P2">Confirmar se a campanha foi salva no Supabase</text:p>
        </text:list-item>
      </text:list>
      <text:h text:style-name="Heading_20_2" text:outline-level="2">3. Login</text:h>
      <text:list text:style-name="L3">
        <text:list-item>
          <text:p text:style-name="P3">Acessar <text:span text:style-name="Source_20_Text">/admin</text:span></text:p>
        </text:list-item>
        <text:list-item>
          <text:p text:style-name="P3">Fazer login com email e senha criados</text:p>
        </text:list-item>
        <text:list-item>
          <text:p text:style-name="P3">Após login, deve abrir o <text:span text:style-name="Strong_20_Emphasis">Dashboard</text:span> certinho</text:p>
        </text:list-item>
      </text:list>
      <text:h text:style-name="Heading_20_2" text:outline-level="2">4. Dashboard</text:h>
      <text:list text:style-name="L4">
        <text:list-item>
          <text:p text:style-name="P4">Verificar se aparecem 3 botões:</text:p>
          <text:list>
            <text:list-item>
              <text:p text:style-name="P4">Cadastrar Nova Campanha</text:p>
            </text:list-item>
            <text:list-item>
              <text:p text:style-name="P4">Ver Minhas Campanhas</text:p>
            </text:list-item>
            <text:list-item>
              <text:p text:style-name="P4">Sair (Logout)</text:p>
            </text:list-item>
          </text:list>
        </text:list-item>
        <text:list-item>
          <text:p text:style-name="P4">Clicar em "Ver Minhas Campanhas" e confirmar redirecionamento</text:p>
        </text:list-item>
      </text:list>
      <text:h text:style-name="Heading_20_2" text:outline-level="2">5. Página Minhas Campanhas</text:h>
      <text:list text:style-name="L5">
        <text:list-item>
          <text:p text:style-name="P5">Verificar se lista apenas as campanhas da empresa logada</text:p>
        </text:list-item>
        <text:list-item>
          <text:p text:style-name="P5">Se não tiver campanhas, mostrar a mensagem "Nenhuma campanha cadastrada."</text:p>
        </text:list-item>
        <text:list-item>
          <text:p text:style-name="P5"><text:soft-page-break/>Se tiver campanhas:</text:p>
          <text:list>
            <text:list-item>
              <text:p text:style-name="P5">Mostrar título, descrição e imagem (se tiver)</text:p>
            </text:list-item>
            <text:list-item>
              <text:p text:style-name="P5">Aparecer botão de excluir campanha</text:p>
            </text:list-item>
          </text:list>
        </text:list-item>
      </text:list>
      <text:h text:style-name="Heading_20_2" text:outline-level="2">6. Excluir Campanha</text:h>
      <text:list text:style-name="L6">
        <text:list-item>
          <text:p text:style-name="P6">Clicar no botão "Excluir" de uma campanha</text:p>
        </text:list-item>
        <text:list-item>
          <text:p text:style-name="P6">Confirmar no alerta que quer excluir</text:p>
        </text:list-item>
        <text:list-item>
          <text:p text:style-name="P6">Verificar se após exclusão a campanha some da lista automaticamente</text:p>
        </text:list-item>
        <text:list-item>
          <text:p text:style-name="P6">Verificar no Supabase se foi realmente excluída</text:p>
        </text:list-item>
      </text:list>
      <text:h text:style-name="Heading_20_2" text:outline-level="2">7. Logout</text:h>
      <text:list text:style-name="L7">
        <text:list-item>
          <text:p text:style-name="P7">Clicar em "Sair"</text:p>
        </text:list-item>
        <text:list-item>
          <text:p text:style-name="P7">Confirmar que redireciona para a página de login (<text:span text:style-name="Source_20_Text">/admin</text:span>)</text:p>
        </text:list-item>
      </text:list>
      <text:p text:style-name="Horizontal_20_Line"/>
      <text:h text:style-name="Heading_20_1" text:outline-level="1">📌 Observações:</text:h>
      <text:list text:style-name="L8">
        <text:list-item>
          <text:p text:style-name="P8">Se algo falhar, me fala exatamente onde deu o problema que a gente já corrige 🔥</text:p>
        </text:list-item>
        <text:list-item>
          <text:p text:style-name="P8">Se tudo passar, podemos pensar em <text:span text:style-name="Strong_20_Emphasis">melhorias de layout</text:span> depois (exibir campanhas em cards, botão editar, etc.).</text:p>
        </text:list-item>
      </text:list>
      <text:p text:style-name="Horizontal_20_Line"/>
      <text:h text:style-name="Heading_20_1" text:outline-level="1">🚀 Se estiver pronto pra começar a testar, vá seguindo o checklist e me avise:</text:h>
      <text:list text:style-name="L9">
        <text:list-item>
          <text:p text:style-name="P9">Se der tudo certo: <text:span text:style-name="Strong_20_Emphasis">"Tudo passou!"</text:span></text:p>
        </text:list-item>
        <text:list-item>
          <text:p text:style-name="P9">Se der erro em algum passo: <text:span text:style-name="Strong_20_Emphasis">"Erro no passo X"</text:span></text:p>
        </text:list-item>
      </text:list>
      <text:p text:style-name="Text_20_body">👉 Bora? 🚀🎯<text:line-break/>Só me dizer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20:24:35.306699686</meta:creation-date>
    <dc:date>2025-04-09T16:32:35.387364045</dc:date>
    <meta:editing-duration>P1DT19H57M44S</meta:editing-duration>
    <meta:editing-cycles>1</meta:editing-cycles>
    <meta:document-statistic meta:table-count="0" meta:image-count="0" meta:object-count="0" meta:page-count="2" meta:paragraph-count="43" meta:word-count="309" meta:character-count="1748" meta:non-whitespace-character-count="1513"/>
    <meta:generator>LibreOffice/24.8.2.1$MacOSX_X86_64 LibreOffice_project/0f794b6e29741098670a3b95d60478a65d05ef13</meta:generator>
  </office:meta>
</office:document-meta>
</file>